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Microsoft YaHei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einamento e Teste</text:p>
            <text:p>20 Fluxos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3]/([.D3]+[.D2])" office:value-type="float" office:value="0.938480096501809" calcext:value-type="float">
            <text:p>0.938480096501809</text:p>
          </table:table-cell>
          <table:table-cell table:formula="of:=[.C3]/([.C3]+[.C2])" office:value-type="float" office:value="0.0635451505016722" calcext:value-type="float">
            <text:p>0.063545150501672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este sem treinamento</text:p>
            <text:p>5 fluxos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([.D7]+[.D6])" office:value-type="float" office:value="1" calcext:value-type="float">
            <text:p>1</text:p>
          </table:table-cell>
          <table:table-cell table:formula="of:=[.C7]/([.C7]+[.C6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1">Teste sem treinamento</text:span></text:p>
            <text:p><text:span text:style-name="T1">1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([.D11]+[.D10])" office:value-type="float" office:value="1" calcext:value-type="float">
            <text:p>1</text:p>
          </table:table-cell>
          <table:table-cell table:formula="of:=[.C11]/([.C11]+[.C10])" office:value-type="float" office:value="0.0106194690265487" calcext:value-type="float">
            <text:p>0.01061946902654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1">Teste sem treinamento</text:span></text:p>
            <text:p><text:span text:style-name="T1">2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5]/([.D15]+[.D14])" office:value-type="float" office:value="0.994715984147952" calcext:value-type="float">
            <text:p>0.994715984147952</text:p>
          </table:table-cell>
          <table:table-cell table:formula="of:=[.C15]/([.C15]+[.C14])" office:value-type="float" office:value="0.0126050420168067" calcext:value-type="float">
            <text:p>0.01260504201680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<text:span text:style-name="T2">Teste sem treinamento</text:span></text:p>
            <text:p><text:span text:style-name="T2">30 fluxos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/([.D19]+[.D18])" office:value-type="float" office:value="0.996268656716418" calcext:value-type="float">
            <text:p>0.996268656716418</text:p>
          </table:table-cell>
          <table:table-cell table:formula="of:=[.C19]/([.C19]+[.C18])" office:value-type="float" office:value="0.0108695652173913" calcext:value-type="float">
            <text:p>0.01086956521739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<text:span text:style-name="T2">Teste sem treinamento</text:span></text:p>
            <text:p><text:span text:style-name="T3">40 fluxos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([.D23]+[.D22])" office:value-type="float" office:value="1" calcext:value-type="float">
            <text:p>1</text:p>
          </table:table-cell>
          <table:table-cell table:formula="of:=[.C23]/([.C23]+[.C22])" office:value-type="float" office:value="0.00754716981132076" calcext:value-type="float">
            <text:p>0.0075471698113207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[.D3]/([.D3]+[.D2])" office:value-type="float" office:value="0.938480096501809" calcext:value-type="float">
            <text:p>0.938480096501809</text:p>
          </table:table-cell>
          <table:table-cell table:formula="of:=[.C3]/([.C3]+[.C2])" office:value-type="float" office:value="0.0635451505016722" calcext:value-type="float">
            <text:p>0.06354515050167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7]/([.D7]+[.D6])" office:value-type="float" office:value="1" calcext:value-type="float">
            <text:p>1</text:p>
          </table:table-cell>
          <table:table-cell table:formula="of:=[.C7]/([.C7]+[.C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1]/([.D11]+[.D10])" office:value-type="float" office:value="1" calcext:value-type="float">
            <text:p>1</text:p>
          </table:table-cell>
          <table:table-cell table:formula="of:=[.C11]/([.C11]+[.C10])" office:value-type="float" office:value="0.0106194690265487" calcext:value-type="float">
            <text:p>0.01061946902654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5]/([.D15]+[.D14])" office:value-type="float" office:value="0.994715984147952" calcext:value-type="float">
            <text:p>0.994715984147952</text:p>
          </table:table-cell>
          <table:table-cell table:formula="of:=[.C15]/([.C15]+[.C14])" office:value-type="float" office:value="0.0126050420168067" calcext:value-type="float">
            <text:p>0.01260504201680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19]/([.D19]+[.D18])" office:value-type="float" office:value="0.996268656716418" calcext:value-type="float">
            <text:p>0.996268656716418</text:p>
          </table:table-cell>
          <table:table-cell table:formula="of:=[.C19]/([.C19]+[.C18])" office:value-type="float" office:value="0.0108695652173913" calcext:value-type="float">
            <text:p>0.01086956521739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7:56:49.391000000</meta:creation-date>
    <dc:date>2023-10-24T19:15:52.084105023</dc:date>
    <meta:editing-duration>P4DT23H26M59S</meta:editing-duration>
    <meta:editing-cycles>2</meta:editing-cycles>
    <meta:generator>LibreOffice/7.3.7.2$Linux_X86_64 LibreOffice_project/30$Build-2</meta:generator>
    <meta:document-statistic meta:table-count="1" meta:cell-count="78" meta:object-count="0"/>
  </office:meta>
</office:document-meta>
</file>